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28948" officeooo:paragraph-rsid="00028948"/>
    </style:style>
    <style:style style:name="P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8b102" officeooo:paragraph-rsid="0028b102" fo:background-color="transparent" style:font-size-asian="18pt" style:font-name-complex="Awami Nastaliq OT" style:font-size-complex="18pt" style:language-complex="ur" style:country-complex="PK"/>
    </style:style>
    <style:style style:name="P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4cd45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4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800080" loext:opacity="100%" style:font-name="Awami Nastaliq OT" fo:font-size="18pt" officeooo:rsid="0038172d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27011c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3c3dfe" fo:background-color="transparent" style:font-size-asian="18pt" style:font-name-complex="Awami Nastaliq OT" style:font-size-complex="18pt" style:language-complex="fa" style:country-complex="IR"/>
    </style:style>
    <style:style style:name="P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0d1a2b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8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d70fd" officeooo:paragraph-rsid="003d70fd" fo:background-color="transparent" style:font-size-asian="18pt" style:font-name-complex="Awami Nastaliq OT" style:font-size-complex="18pt" style:language-complex="fa" style:country-complex="IR"/>
    </style:style>
    <style:style style:name="P9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503d4a" fo:background-color="transparent" style:font-size-asian="18pt" style:font-name-complex="Awami Nastaliq OT" style:font-size-complex="18pt" style:language-complex="fa" style:country-complex="IR"/>
    </style:style>
    <style:style style:name="P10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41329b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1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287a7" fo:background-color="transparent" style:font-size-asian="18pt" style:font-name-complex="Awami Nastaliq OT" style:font-size-complex="18pt" style:language-complex="fa" style:country-complex="IR"/>
    </style:style>
    <style:style style:name="P1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4d3dd" fo:background-color="transparent" style:font-size-asian="18pt" style:font-name-complex="Awami Nastaliq OT" style:font-size-complex="18pt" style:language-complex="fa" style:country-complex="IR"/>
    </style:style>
    <style:style style:name="P1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1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1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16f51c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1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6a8aa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1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26a8aa" fo:background-color="transparent" style:font-size-asian="18pt" style:font-name-complex="Awami Nastaliq OT" style:font-size-complex="18pt" style:language-complex="ur" style:country-complex="PK"/>
    </style:style>
    <style:style style:name="P1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a61af" fo:background-color="transparent" style:font-size-asian="18pt" style:font-name-complex="Awami Nastaliq OT" style:font-size-complex="18pt"/>
    </style:style>
    <style:style style:name="P19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2c80e9" fo:background-color="transparent" style:font-size-asian="18pt" style:font-name-complex="Awami Nastaliq OT" style:font-size-complex="18pt" style:language-complex="fa" style:country-complex="IR"/>
    </style:style>
    <style:style style:name="P2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28b102" officeooo:paragraph-rsid="0028b102" fo:background-color="transparent" style:font-size-asian="14pt" style:font-name-complex="Awami Nastaliq OT" style:font-size-complex="14pt"/>
    </style:style>
    <style:style style:name="P2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22ec8" officeooo:paragraph-rsid="00422ec8" fo:background-color="transparent" style:font-size-asian="18pt" style:font-name-complex="Awami Nastaliq OT" style:font-size-complex="18pt" style:language-complex="fa" style:country-complex="IR"/>
    </style:style>
    <style:style style:name="P2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2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62fb00" fo:background-color="transparent" style:font-size-asian="18pt" style:font-name-complex="Awami Nastaliq OT" style:font-size-complex="18pt" style:language-complex="fa" style:country-complex="IR"/>
    </style:style>
    <style:style style:name="P24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215df3" officeooo:paragraph-rsid="0030f2b7" fo:background-color="transparent" style:font-size-asian="18pt" style:font-name-complex="Awami Nastaliq OT" style:font-size-complex="18pt" style:language-complex="fa" style:country-complex="IR"/>
    </style:style>
    <style:style style:name="P2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742c7" fo:background-color="transparent" style:font-size-asian="18pt" style:font-name-complex="Awami Nastaliq OT" style:font-size-complex="18pt" style:language-complex="fa" style:country-complex="IR"/>
    </style:style>
    <style:style style:name="P2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578222" fo:background-color="transparent" style:font-size-asian="18pt" style:font-name-complex="Awami Nastaliq OT" style:font-size-complex="18pt" style:language-complex="ur" style:country-complex="PK"/>
    </style:style>
    <style:style style:name="P2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3daa9b" fo:background-color="transparent" style:font-size-asian="18pt" style:font-name-complex="Awami Nastaliq OT" style:font-size-complex="18pt" style:language-complex="ur" style:country-complex="PK"/>
    </style:style>
    <style:style style:name="P2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13e1f2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2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3ee9ef" fo:background-color="transparent" style:font-size-asian="18pt" style:font-name-complex="Awami Nastaliq OT" style:font-size-complex="18pt" style:language-complex="ur" style:country-complex="PK"/>
    </style:style>
    <style:style style:name="P3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d6a74" fo:background-color="transparent" style:font-size-asian="18pt" style:font-name-complex="Awami Nastaliq OT" style:font-size-complex="18pt"/>
    </style:style>
    <style:style style:name="P3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3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" fo:font-size="18pt" officeooo:rsid="0019a688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3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432013" fo:background-color="transparent" style:font-size-asian="14pt" style:font-name-complex="Awami Nastaliq OT" style:font-size-complex="14pt"/>
    </style:style>
    <style:style style:name="P3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32013" fo:background-color="transparent" style:font-size-asian="18pt" style:font-name-complex="Awami Nastaliq OT" style:font-size-complex="18pt" style:language-complex="fa" style:country-complex="IR"/>
    </style:style>
    <style:style style:name="P3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4ae51" officeooo:paragraph-rsid="0044ae51" fo:background-color="transparent" style:font-size-asian="18pt" style:font-name-complex="Awami Nastaliq OT" style:font-size-complex="18pt" style:language-complex="fa" style:country-complex="IR"/>
    </style:style>
    <style:style style:name="P3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3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3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5f0b0f" fo:background-color="transparent" style:font-size-asian="18pt" style:font-name-complex="Awami Nastaliq OT" style:font-size-complex="18pt" style:language-complex="fa" style:country-complex="IR"/>
    </style:style>
    <style:style style:name="P3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6ddd4" fo:background-color="transparent" style:font-size-asian="18pt" style:font-name-complex="Awami Nastaliq OT" style:font-size-complex="18pt" style:language-complex="fa" style:country-complex="IR"/>
    </style:style>
    <style:style style:name="P4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8337f" fo:background-color="transparent" style:font-size-asian="18pt" style:font-name-complex="Awami Nastaliq OT" style:font-size-complex="18pt" style:language-complex="fa" style:country-complex="IR"/>
    </style:style>
    <style:style style:name="P4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95dcb" fo:background-color="transparent" style:font-size-asian="18pt" style:font-name-complex="Awami Nastaliq OT" style:font-size-complex="18pt" style:language-complex="fa" style:country-complex="IR"/>
    </style:style>
    <style:style style:name="P4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a6e1f" fo:background-color="transparent" style:font-size-asian="18pt" style:font-name-complex="Awami Nastaliq OT" style:font-size-complex="18pt" style:language-complex="fa" style:country-complex="IR"/>
    </style:style>
    <style:style style:name="P4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a72bd" fo:background-color="transparent" style:font-size-asian="18pt" style:font-name-complex="Awami Nastaliq OT" style:font-size-complex="18pt" style:language-complex="fa" style:country-complex="IR"/>
    </style:style>
    <style:style style:name="P4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4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4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5649e1" officeooo:paragraph-rsid="005649e1" fo:background-color="transparent" style:font-size-asian="14pt" style:font-name-complex="Awami Nastaliq OT" style:font-size-complex="14pt"/>
    </style:style>
    <style:style style:name="P4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5649e1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4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4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5649e1" fo:background-color="transparent" style:font-size-asian="14pt" style:font-name-complex="Awami Nastaliq OT" style:font-size-complex="14pt"/>
    </style:style>
    <style:style style:name="P51" style:family="paragraph" style:parent-style-name="Standard">
      <style:paragraph-properties fo:margin-top="0.1in" fo:margin-bottom="0in" style:contextual-spacing="false"/>
      <style:text-properties officeooo:rsid="00028948" officeooo:paragraph-rsid="00192a9c"/>
    </style:style>
    <style:style style:name="P5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0d1a2b" officeooo:paragraph-rsid="0020cb07" style:font-size-asian="18pt" style:font-name-complex="Awami Nastaliq OT" style:font-size-complex="18pt"/>
    </style:style>
    <style:style style:name="P5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" fo:font-size="18pt" officeooo:rsid="000ada2e" officeooo:paragraph-rsid="000ada2e" fo:background-color="transparent" style:font-size-asian="18pt" style:font-name-complex="Awami Nastaliq OT" style:font-size-complex="18pt"/>
    </style:style>
    <style:style style:name="P54" style:family="paragraph" style:parent-style-name="Standard">
      <style:paragraph-properties fo:line-height="100%" fo:text-align="end" style:justify-single-word="false" style:writing-mode="rl-tb"/>
      <style:text-properties style:font-name="Awami Nastaliq OT" fo:font-size="15pt" officeooo:rsid="00116c25" officeooo:paragraph-rsid="000cf6c6" style:font-size-asian="15pt" style:font-name-complex="Awami Nastaliq OT" style:font-size-complex="15pt"/>
    </style:style>
    <style:style style:name="P55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755f12" fo:background-color="transparent" style:font-size-asian="18pt" style:font-name-complex="Awami Nastaliq OT" style:font-size-complex="18pt" style:language-complex="ar" style:country-complex="BH"/>
    </style:style>
    <style:style style:name="P56" style:family="paragraph" style:parent-style-name="Folk_20_Story_20_Body" style:list-style-name="L1">
      <style:paragraph-properties fo:margin-top="0.1201in" fo:margin-bottom="0in" style:contextual-spacing="false" fo:line-height="115%"/>
      <style:text-properties officeooo:paragraph-rsid="007a5c70"/>
    </style:style>
    <style:style style:name="P57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6f993f" fo:background-color="transparent" style:font-size-asian="18pt" style:font-name-complex="Awami Nastaliq OT" style:font-size-complex="18pt" style:language-complex="ar" style:country-complex="BH"/>
    </style:style>
    <style:style style:name="P58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75696" fo:background-color="transparent" style:font-size-asian="18pt" style:font-name-complex="Awami Nastaliq OT" style:font-size-complex="18pt" style:language-complex="ar" style:country-complex="BH"/>
    </style:style>
    <style:style style:name="P59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7872b0" fo:background-color="transparent" style:font-size-asian="18pt" style:font-name-complex="Awami Nastaliq OT" style:font-size-complex="18pt" style:language-complex="ar" style:country-complex="BH"/>
    </style:style>
    <style:style style:name="P60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872b0" fo:background-color="transparent" style:font-size-asian="18pt" style:font-name-complex="Awami Nastaliq OT" style:font-size-complex="18pt" style:language-complex="ar" style:country-complex="BH"/>
    </style:style>
    <style:style style:name="P61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7a8485" officeooo:paragraph-rsid="007a8485" fo:background-color="transparent" style:font-size-asian="18pt" style:font-name-complex="Awami Nastaliq OT" style:font-size-complex="18pt" style:language-complex="ar" style:country-complex="BH"/>
    </style:style>
    <style:style style:name="P62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2pt" officeooo:rsid="00861b49" officeooo:paragraph-rsid="00861b49" fo:background-color="transparent" style:font-size-asian="12pt" style:font-name-complex="Awami Nastaliq OT" style:font-size-complex="12pt" style:language-complex="ar" style:country-complex="BH"/>
    </style:style>
    <style:style style:name="P63" style:family="paragraph" style:parent-style-name="Folk_20_Story_20_Body">
      <style:paragraph-properties fo:margin-top="0.1201in" fo:margin-bottom="0in" style:contextual-spacing="false" fo:line-height="115%"/>
      <style:text-properties fo:color="#ff0000" loext:opacity="100%" style:font-name="Awami Nastaliq" fo:font-size="18pt" officeooo:rsid="007a8485" officeooo:paragraph-rsid="007a8485" fo:background-color="transparent" style:font-size-asian="18pt" style:font-name-complex="Awami Nastaliq OT" style:font-size-complex="18pt" style:language-complex="ar" style:country-complex="BH"/>
    </style:style>
    <style:style style:name="P64" style:family="paragraph" style:parent-style-name="Folk_20_Story_20_Body">
      <style:paragraph-properties fo:margin-top="0.1201in" fo:margin-bottom="0in" style:contextual-spacing="false" fo:line-height="115%"/>
      <style:text-properties fo:color="#ff0000" loext:opacity="100%" style:font-name="Awami Nastaliq" fo:font-size="18pt" officeooo:rsid="007e4f8e" officeooo:paragraph-rsid="00817d74" fo:background-color="transparent" style:font-size-asian="18pt" style:font-name-complex="Awami Nastaliq OT" style:font-size-complex="18pt" style:language-complex="ar" style:country-complex="BH"/>
    </style:style>
    <style:style style:name="P65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80143d" officeooo:paragraph-rsid="0080143d" fo:background-color="transparent" style:font-size-asian="18pt" style:font-name-complex="Awami Nastaliq OT" style:font-size-complex="18pt" style:language-complex="ar" style:country-complex="BH"/>
    </style:style>
    <style:style style:name="P66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817d74" fo:background-color="transparent" style:font-size-asian="18pt" style:font-name-complex="Awami Nastaliq OT" style:font-size-complex="18pt" style:language-complex="ar" style:country-complex="BH"/>
    </style:style>
    <style:style style:name="T1" style:family="text">
      <style:text-properties officeooo:rsid="000ada2e"/>
    </style:style>
    <style:style style:name="T2" style:family="text">
      <style:text-properties officeooo:rsid="00192a9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0000" loext:opacity="100%" officeooo:rsid="000d1a2b" style:language-complex="fa" style:country-complex="IR"/>
    </style:style>
    <style:style style:name="T5" style:family="text">
      <style:text-properties officeooo:rsid="0038172d"/>
    </style:style>
    <style:style style:name="T6" style:family="text">
      <style:text-properties officeooo:rsid="003906fa"/>
    </style:style>
    <style:style style:name="T7" style:family="text">
      <style:text-properties fo:color="#158466" loext:opacity="100%"/>
    </style:style>
    <style:style style:name="T8" style:family="text">
      <style:text-properties fo:color="#158466" loext:opacity="100%" officeooo:rsid="00192a9c"/>
    </style:style>
    <style:style style:name="T9" style:family="text">
      <style:text-properties fo:color="#158466" loext:opacity="100%" officeooo:rsid="0038172d"/>
    </style:style>
    <style:style style:name="T10" style:family="text">
      <style:text-properties fo:color="#158466" loext:opacity="100%" officeooo:rsid="003906fa"/>
    </style:style>
    <style:style style:name="T11" style:family="text">
      <style:text-properties fo:color="#158466" loext:opacity="100%" style:font-name="Awami Nastaliq" officeooo:rsid="001d5876"/>
    </style:style>
    <style:style style:name="T12" style:family="text">
      <style:text-properties fo:color="#158466" loext:opacity="100%" officeooo:rsid="0027011c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officeooo:rsid="006df407"/>
    </style:style>
    <style:style style:name="T15" style:family="text">
      <style:text-properties officeooo:rsid="006f53a3"/>
    </style:style>
    <style:style style:name="T16" style:family="text">
      <style:text-properties officeooo:rsid="0022f82b"/>
    </style:style>
    <style:style style:name="T17" style:family="text">
      <style:text-properties fo:color="#000000" loext:opacity="100%" officeooo:rsid="00192a9c"/>
    </style:style>
    <style:style style:name="T18" style:family="text">
      <style:text-properties officeooo:rsid="003b0458"/>
    </style:style>
    <style:style style:name="T19" style:family="text">
      <style:text-properties fo:color="#800080" loext:opacity="100%"/>
    </style:style>
    <style:style style:name="T20" style:family="text">
      <style:text-properties fo:color="#158466" loext:opacity="100%" officeooo:rsid="0022f82b"/>
    </style:style>
    <style:style style:name="T21" style:family="text">
      <style:text-properties fo:color="#158466" loext:opacity="100%" officeooo:rsid="00503d4a"/>
    </style:style>
    <style:style style:name="T22" style:family="text">
      <style:text-properties fo:color="#158466" loext:opacity="100%" officeooo:rsid="004ad37b"/>
    </style:style>
    <style:style style:name="T23" style:family="text">
      <style:text-properties fo:color="#000000" loext:opacity="100%" officeooo:rsid="002287a7"/>
    </style:style>
    <style:style style:name="T24" style:family="text">
      <style:text-properties fo:color="#158466" loext:opacity="100%" officeooo:rsid="002287a7"/>
    </style:style>
    <style:style style:name="T25" style:family="text">
      <style:text-properties fo:color="#000000" loext:opacity="100%" officeooo:rsid="0022f82b"/>
    </style:style>
    <style:style style:name="T26" style:family="text">
      <style:text-properties fo:color="#000000" loext:opacity="100%" officeooo:rsid="0024d3dd"/>
    </style:style>
    <style:style style:name="T27" style:family="text">
      <style:text-properties fo:color="#000000" loext:opacity="100%" officeooo:rsid="00263d78"/>
    </style:style>
    <style:style style:name="T28" style:family="text">
      <style:text-properties fo:color="#000000" loext:opacity="100%" officeooo:rsid="00239680"/>
    </style:style>
    <style:style style:name="T29" style:family="text">
      <style:text-properties fo:color="#000000" loext:opacity="100%" officeooo:rsid="00244d44"/>
    </style:style>
    <style:style style:name="T30" style:family="text">
      <style:text-properties officeooo:rsid="00239680"/>
    </style:style>
    <style:style style:name="T31" style:family="text">
      <style:text-properties fo:color="#158466" loext:opacity="100%" officeooo:rsid="00244d44"/>
    </style:style>
    <style:style style:name="T32" style:family="text">
      <style:text-properties fo:color="#158466" loext:opacity="100%" officeooo:rsid="00239680"/>
    </style:style>
    <style:style style:name="T33" style:family="text">
      <style:text-properties fo:color="#158466" loext:opacity="100%" officeooo:rsid="004e8644"/>
    </style:style>
    <style:style style:name="T34" style:family="text">
      <style:text-properties fo:color="#000000" loext:opacity="100%" officeooo:rsid="00158430"/>
    </style:style>
    <style:style style:name="T35" style:family="text">
      <style:text-properties style:font-name="Awami Nastaliq" officeooo:rsid="001d5876" style:language-complex="fa" style:country-complex="IR"/>
    </style:style>
    <style:style style:name="T36" style:family="text">
      <style:text-properties fo:color="#158466" loext:opacity="100%" officeooo:rsid="0017f981"/>
    </style:style>
    <style:style style:name="T37" style:family="text">
      <style:text-properties fo:color="#158466" loext:opacity="100%" style:font-name="Awami Nastaliq" officeooo:rsid="001d5876" style:language-complex="fa" style:country-complex="IR"/>
    </style:style>
    <style:style style:name="T38" style:family="text">
      <style:text-properties fo:color="#158466" loext:opacity="100%" officeooo:rsid="005a61af"/>
    </style:style>
    <style:style style:name="T39" style:family="text">
      <style:text-properties officeooo:rsid="0042385f"/>
    </style:style>
    <style:style style:name="T40" style:family="text">
      <style:text-properties officeooo:rsid="003daa9b"/>
    </style:style>
    <style:style style:name="T41" style:family="text">
      <style:text-properties fo:color="#158466" loext:opacity="100%" officeooo:rsid="0016f51c"/>
    </style:style>
    <style:style style:name="T42" style:family="text">
      <style:text-properties fo:color="#158466" loext:opacity="100%" officeooo:rsid="00527ef2"/>
    </style:style>
    <style:style style:name="T43" style:family="text">
      <style:text-properties style:font-name="Awami Nastaliq OT" officeooo:rsid="001196f7"/>
    </style:style>
    <style:style style:name="T44" style:family="text">
      <style:text-properties style:font-name="Awami Nastaliq OT"/>
    </style:style>
    <style:style style:name="T45" style:family="text">
      <style:text-properties style:font-name="Awami Nastaliq OT" officeooo:rsid="005a61af"/>
    </style:style>
    <style:style style:name="T46" style:family="text">
      <style:text-properties style:font-name="Awami Nastaliq OT" officeooo:rsid="00546f4e"/>
    </style:style>
    <style:style style:name="T47" style:family="text">
      <style:text-properties style:font-name="Awami Nastaliq OT" officeooo:rsid="0020cb07"/>
    </style:style>
    <style:style style:name="T48" style:family="text">
      <style:text-properties style:font-name="Awami Nastaliq OT" officeooo:rsid="0066d7ec"/>
    </style:style>
    <style:style style:name="T49" style:family="text">
      <style:text-properties style:font-name="Awami Nastaliq OT" style:language-complex="ar" style:country-complex="BH"/>
    </style:style>
    <style:style style:name="T50" style:family="text">
      <style:text-properties fo:color="#bf0041" loext:opacity="100%" style:font-name="Awami Nastaliq OT"/>
    </style:style>
    <style:style style:name="T51" style:family="text">
      <style:text-properties officeooo:rsid="00187cac"/>
    </style:style>
    <style:style style:name="T52" style:family="text">
      <style:text-properties officeooo:rsid="0019a688"/>
    </style:style>
    <style:style style:name="T53" style:family="text">
      <style:text-properties style:font-name="Awami Nastaliq" officeooo:rsid="001d5876"/>
    </style:style>
    <style:style style:name="T54" style:family="text">
      <style:text-properties officeooo:rsid="0027011c"/>
    </style:style>
    <style:style style:name="T55" style:family="text">
      <style:text-properties fo:color="#ff0000" loext:opacity="100%" officeooo:rsid="0019a688"/>
    </style:style>
    <style:style style:name="T56" style:family="text">
      <style:text-properties officeooo:rsid="000fad75"/>
    </style:style>
    <style:style style:name="T57" style:family="text">
      <style:text-properties officeooo:rsid="0013e1f2"/>
    </style:style>
    <style:style style:name="T58" style:family="text">
      <style:text-properties officeooo:rsid="001196f7"/>
    </style:style>
    <style:style style:name="T59" style:family="text">
      <style:text-properties officeooo:rsid="0037b414"/>
    </style:style>
    <style:style style:name="T60" style:family="text">
      <style:text-properties fo:color="#ff0000" loext:opacity="100%"/>
    </style:style>
    <style:style style:name="T61" style:family="text">
      <style:text-properties officeooo:rsid="0028e373"/>
    </style:style>
    <style:style style:name="T62" style:family="text">
      <style:text-properties fo:color="#000000" loext:opacity="100%" style:font-name="Awami Nastaliq OT" officeooo:rsid="00192a9c"/>
    </style:style>
    <style:style style:name="T63" style:family="text">
      <style:text-properties fo:color="#000000" loext:opacity="100%" style:font-name="Awami Nastaliq OT" officeooo:rsid="0028e373"/>
    </style:style>
    <style:style style:name="T64" style:family="text">
      <style:text-properties fo:color="#000000" loext:opacity="100%" style:font-name="Awami Nastaliq OT" officeooo:rsid="0042385f"/>
    </style:style>
    <style:style style:name="T65" style:family="text">
      <style:text-properties fo:color="#ff0000" loext:opacity="100%" style:font-name="Awami Nastaliq OT" officeooo:rsid="00192a9c"/>
    </style:style>
    <style:style style:name="T66" style:family="text">
      <style:text-properties fo:color="#000000" loext:opacity="100%" style:font-name="Awami Nastaliq OT" officeooo:rsid="002adaa4"/>
    </style:style>
    <style:style style:name="T67" style:family="text">
      <style:text-properties style:font-name="Awami Nastaliq OT" officeooo:rsid="00192a9c"/>
    </style:style>
    <style:style style:name="T68" style:family="text">
      <style:text-properties style:font-name="Awami Nastaliq OT" officeooo:rsid="0028e373"/>
    </style:style>
    <style:style style:name="T69" style:family="text">
      <style:text-properties officeooo:rsid="001d5876"/>
    </style:style>
    <style:style style:name="T70" style:family="text">
      <style:text-properties style:font-name="Awami Nastaliq OT" officeooo:rsid="0027011c"/>
    </style:style>
    <style:style style:name="T71" style:family="text">
      <style:text-properties fo:color="#000000" loext:opacity="100%" officeooo:rsid="00187cac"/>
    </style:style>
    <style:style style:name="T72" style:family="text">
      <style:text-properties fo:color="#000000" loext:opacity="100%" style:font-name="Awami Nastaliq" officeooo:rsid="005be423"/>
    </style:style>
    <style:style style:name="T73" style:family="text">
      <style:text-properties fo:color="#ff0000" loext:opacity="100%" officeooo:rsid="00187cac"/>
    </style:style>
    <style:style style:name="T74" style:family="text">
      <style:text-properties style:font-name="Awami Nastaliq" officeooo:rsid="00192a9c"/>
    </style:style>
    <style:style style:name="T75" style:family="text">
      <style:text-properties style:font-name="Awami Nastaliq" officeooo:rsid="005f0b0f"/>
    </style:style>
    <style:style style:name="T76" style:family="text">
      <style:text-properties style:font-name="Awami Nastaliq" officeooo:rsid="005be423"/>
    </style:style>
    <style:style style:name="T77" style:family="text">
      <style:text-properties style:font-name="Awami Nastaliq" officeooo:rsid="0066d7ec"/>
    </style:style>
    <style:style style:name="T78" style:family="text">
      <style:text-properties style:font-name="Awami Nastaliq" officeooo:rsid="0062fb00"/>
    </style:style>
    <style:style style:name="T79" style:family="text">
      <style:text-properties officeooo:rsid="0064a1ca"/>
    </style:style>
    <style:style style:name="T80" style:family="text">
      <style:text-properties officeooo:rsid="002adaa4"/>
    </style:style>
    <style:style style:name="T81" style:family="text">
      <style:text-properties officeooo:rsid="002287a7"/>
    </style:style>
    <style:style style:name="T82" style:family="text">
      <style:text-properties fo:color="#000000" loext:opacity="100%" style:font-name="Awami Nastaliq OT" officeooo:rsid="0022f82b"/>
    </style:style>
    <style:style style:name="T83" style:family="text">
      <style:text-properties fo:color="#000000" loext:opacity="100%" style:font-name="Awami Nastaliq OT" officeooo:rsid="0024d3dd"/>
    </style:style>
    <style:style style:name="T84" style:family="text">
      <style:text-properties fo:color="#000000" loext:opacity="100%" style:font-name="Awami Nastaliq OT" officeooo:rsid="00329c57"/>
    </style:style>
    <style:style style:name="T85" style:family="text">
      <style:text-properties style:use-window-font-color="true" loext:opacity="0%" style:font-name="Awami Nastaliq OT" officeooo:rsid="0024d3dd"/>
    </style:style>
    <style:style style:name="T86" style:family="text">
      <style:text-properties style:use-window-font-color="true" loext:opacity="0%" style:font-name="Awami Nastaliq OT" officeooo:rsid="0028e373"/>
    </style:style>
    <style:style style:name="T87" style:family="text">
      <style:text-properties style:use-window-font-color="true" loext:opacity="0%" style:font-name="Awami Nastaliq OT" officeooo:rsid="00329c57"/>
    </style:style>
    <style:style style:name="T88" style:family="text">
      <style:text-properties style:use-window-font-color="true" loext:opacity="0%" style:font-name="Awami Nastaliq OT" officeooo:rsid="0022f82b"/>
    </style:style>
    <style:style style:name="T89" style:family="text">
      <style:text-properties style:use-window-font-color="true" loext:opacity="0%" style:font-name="Awami Nastaliq OT" officeooo:rsid="002adaa4"/>
    </style:style>
    <style:style style:name="T90" style:family="text">
      <style:text-properties style:use-window-font-color="true" loext:opacity="0%" style:font-name="Awami Nastaliq OT" officeooo:rsid="0027011c"/>
    </style:style>
    <style:style style:name="T91" style:family="text">
      <style:text-properties style:font-name="Awami Nastaliq OT" officeooo:rsid="0024d3dd"/>
    </style:style>
    <style:style style:name="T92" style:family="text">
      <style:text-properties style:font-name="Awami Nastaliq OT" officeooo:rsid="002adaa4"/>
    </style:style>
    <style:style style:name="T93" style:family="text">
      <style:text-properties style:font-name="Awami Nastaliq OT" officeooo:rsid="003352e6"/>
    </style:style>
    <style:style style:name="T94" style:family="text">
      <style:text-properties officeooo:rsid="00578222"/>
    </style:style>
    <style:style style:name="T95" style:family="text">
      <style:text-properties style:font-name="Awami Nastaliq" officeooo:rsid="00192a9c" style:language-complex="fa" style:country-complex="IR"/>
    </style:style>
    <style:style style:name="T96" style:family="text">
      <style:text-properties style:font-name="Awami Nastaliq" officeooo:rsid="001a84ce" style:language-complex="fa" style:country-complex="IR"/>
    </style:style>
    <style:style style:name="T97" style:family="text">
      <style:text-properties style:font-name="Awami Nastaliq" officeooo:rsid="001f3af6" style:language-complex="fa" style:country-complex="IR"/>
    </style:style>
    <style:style style:name="T98" style:family="text">
      <style:text-properties officeooo:rsid="0026a8aa"/>
    </style:style>
    <style:style style:name="T99" style:family="text">
      <style:text-properties officeooo:rsid="0028e373" style:language-complex="fa" style:country-complex="IR"/>
    </style:style>
    <style:style style:name="T100" style:family="text">
      <style:text-properties fo:color="#000000" loext:opacity="100%" officeooo:rsid="003ee9ef"/>
    </style:style>
    <style:style style:name="T101" style:family="text">
      <style:text-properties officeooo:rsid="0016f51c"/>
    </style:style>
    <style:style style:name="T102" style:family="text">
      <style:text-properties fo:color="#158466" loext:opacity="100%" style:font-name="Awami Nastaliq" officeooo:rsid="00192a9c" style:language-complex="fa" style:country-complex="IR"/>
    </style:style>
    <style:style style:name="T103" style:family="text">
      <style:text-properties fo:color="#158466" loext:opacity="100%" style:font-name="Awami Nastaliq" officeooo:rsid="001a84ce" style:language-complex="fa" style:country-complex="IR"/>
    </style:style>
    <style:style style:name="T104" style:family="text">
      <style:text-properties fo:color="#158466" loext:opacity="100%" officeooo:rsid="0058ef85"/>
    </style:style>
    <style:style style:name="T105" style:family="text">
      <style:text-properties style:font-name="Awami Nastaliq OT" officeooo:rsid="003f3912"/>
    </style:style>
    <style:style style:name="T106" style:family="text">
      <style:text-properties officeooo:rsid="001d5876" style:language-complex="fa" style:country-complex="IR"/>
    </style:style>
    <style:style style:name="T107" style:family="text">
      <style:text-properties officeooo:rsid="00192a9c" style:language-complex="fa" style:country-complex="IR"/>
    </style:style>
    <style:style style:name="T108" style:family="text">
      <style:text-properties officeooo:rsid="001a84ce" style:language-complex="fa" style:country-complex="IR"/>
    </style:style>
    <style:style style:name="T109" style:family="text">
      <style:text-properties fo:color="#000000" loext:opacity="100%" officeooo:rsid="0041329b"/>
    </style:style>
    <style:style style:name="T110" style:family="text">
      <style:text-properties fo:color="#000000" loext:opacity="100%" officeooo:rsid="000fad75"/>
    </style:style>
    <style:style style:name="T111" style:family="text">
      <style:text-properties fo:color="#000000" loext:opacity="100%" style:font-name="Awami Nastaliq" officeooo:rsid="001a84ce"/>
    </style:style>
    <style:style style:name="T112" style:family="text">
      <style:text-properties fo:color="#000000" loext:opacity="100%" officeooo:rsid="0013e1f2"/>
    </style:style>
    <style:style style:name="T113" style:family="text">
      <style:text-properties fo:color="#158466" loext:opacity="100%" officeooo:rsid="001d5876"/>
    </style:style>
    <style:style style:name="T114" style:family="text">
      <style:text-properties fo:color="#158466" loext:opacity="100%" officeooo:rsid="002dd6b1"/>
    </style:style>
    <style:style style:name="T115" style:family="text">
      <style:text-properties fo:color="#158466" loext:opacity="100%" officeooo:rsid="001a84ce"/>
    </style:style>
    <style:style style:name="T116" style:family="text">
      <style:text-properties fo:color="#158466" loext:opacity="100%" officeooo:rsid="002ca182"/>
    </style:style>
    <style:style style:name="T117" style:family="text">
      <style:text-properties officeooo:rsid="0044ae51"/>
    </style:style>
    <style:style style:name="T118" style:family="text">
      <style:text-properties fo:color="#158466" loext:opacity="100%" officeooo:rsid="0044ae51"/>
    </style:style>
    <style:style style:name="T119" style:family="text">
      <style:text-properties fo:color="#158466" loext:opacity="100%" officeooo:rsid="005c09f4"/>
    </style:style>
    <style:style style:name="T120" style:family="text">
      <style:text-properties officeooo:rsid="005f0b0f"/>
    </style:style>
    <style:style style:name="T121" style:family="text">
      <style:text-properties officeooo:rsid="00432013"/>
    </style:style>
    <style:style style:name="T122" style:family="text">
      <style:text-properties officeooo:rsid="005c09f4"/>
    </style:style>
    <style:style style:name="T123" style:family="text">
      <style:text-properties officeooo:rsid="00453657"/>
    </style:style>
    <style:style style:name="T124" style:family="text">
      <style:text-properties officeooo:rsid="0046ddd4"/>
    </style:style>
    <style:style style:name="T125" style:family="text">
      <style:text-properties fo:color="#158466" loext:opacity="100%" officeooo:rsid="0046ddd4"/>
    </style:style>
    <style:style style:name="T126" style:family="text">
      <style:text-properties fo:color="#158466" loext:opacity="100%" officeooo:rsid="005d6a74"/>
    </style:style>
    <style:style style:name="T127" style:family="text">
      <style:text-properties officeooo:rsid="00495dcb"/>
    </style:style>
    <style:style style:name="T128" style:family="text">
      <style:text-properties officeooo:rsid="004a6e1f"/>
    </style:style>
    <style:style style:name="T129" style:family="text">
      <style:text-properties officeooo:rsid="005d6a74"/>
    </style:style>
    <style:style style:name="T130" style:family="text">
      <style:text-properties officeooo:rsid="004a72bd"/>
    </style:style>
    <style:style style:name="T131" style:family="text">
      <style:text-properties officeooo:rsid="0068edcb"/>
    </style:style>
    <style:style style:name="T132" style:family="text">
      <style:text-properties fo:color="#000000" loext:opacity="100%" officeooo:rsid="004a72bd"/>
    </style:style>
    <style:style style:name="T133" style:family="text">
      <style:text-properties officeooo:rsid="0061670d"/>
    </style:style>
    <style:style style:name="T134" style:family="text">
      <style:text-properties officeooo:rsid="0061c22d"/>
    </style:style>
    <style:style style:name="T135" style:family="text">
      <style:text-properties officeooo:rsid="005649e1"/>
    </style:style>
    <style:style style:name="T136" style:family="text">
      <style:text-properties officeooo:rsid="00658783"/>
    </style:style>
    <style:style style:name="T137" style:family="text">
      <style:text-properties officeooo:rsid="0065f6df"/>
    </style:style>
    <style:style style:name="T138" style:family="text">
      <style:text-properties officeooo:rsid="0069eaf8"/>
    </style:style>
    <style:style style:name="T139" style:family="text">
      <style:text-properties officeooo:rsid="000bf558" fo:background-color="transparent" loext:char-shading-value="0" style:language-complex="ar" style:country-complex="BH"/>
    </style:style>
    <style:style style:name="T140" style:family="text">
      <style:text-properties officeooo:rsid="000fad75" fo:background-color="transparent" loext:char-shading-value="0" style:language-complex="ar" style:country-complex="BH"/>
    </style:style>
    <style:style style:name="T141" style:family="text">
      <style:text-properties style:font-name="Awami Nastaliq" officeooo:rsid="001d5876" fo:background-color="transparent" loext:char-shading-value="0" style:language-complex="fa" style:country-complex="IR"/>
    </style:style>
    <style:style style:name="T142" style:family="text">
      <style:text-properties style:font-name="Awami Nastaliq OT" officeooo:rsid="000bf558" style:language-complex="ar" style:country-complex="BH"/>
    </style:style>
    <style:style style:name="T143" style:family="text">
      <style:text-properties officeooo:rsid="00755f12"/>
    </style:style>
    <style:style style:name="T144" style:family="text">
      <style:text-properties fo:color="#158466" loext:opacity="100%" style:font-name="Awami Nastaliq" fo:font-size="18pt" officeooo:rsid="002ab0bf" fo:background-color="transparent" loext:char-shading-value="0" style:font-size-asian="18pt" style:font-name-complex="Awami Nastaliq OT" style:font-size-complex="18pt" style:language-complex="ar" style:country-complex="BH"/>
    </style:style>
    <style:style style:name="T145" style:family="text">
      <style:text-properties fo:color="#158466" loext:opacity="100%" style:font-name="Awami Nastaliq" fo:font-size="18pt" officeooo:rsid="00755f12" fo:background-color="transparent" loext:char-shading-value="0" style:font-size-asian="18pt" style:font-name-complex="Awami Nastaliq OT" style:font-size-complex="18pt" style:language-complex="ar" style:country-complex="BH"/>
    </style:style>
    <style:style style:name="T146" style:family="text">
      <style:text-properties fo:color="#158466" loext:opacity="100%" style:font-name="Awami Nastaliq" fo:font-size="18pt" officeooo:rsid="001a14fc" fo:background-color="transparent" loext:char-shading-value="0" style:font-size-asian="18pt" style:font-name-complex="Awami Nastaliq OT" style:font-size-complex="18pt" style:language-complex="ar" style:country-complex="BH"/>
    </style:style>
    <style:style style:name="T147" style:family="text">
      <style:text-properties style:use-window-font-color="true" loext:opacity="0%" style:font-name="Awami Nastaliq" fo:font-size="18pt" officeooo:rsid="002ab0bf" fo:background-color="transparent" loext:char-shading-value="0" style:font-size-asian="18pt" style:font-name-complex="Awami Nastaliq OT" style:font-size-complex="18pt" style:language-complex="ar" style:country-complex="BH"/>
    </style:style>
    <style:style style:name="T148" style:family="text">
      <style:text-properties style:use-window-font-color="true" loext:opacity="0%" style:font-name="Awami Nastaliq" fo:font-size="18pt" officeooo:rsid="00755f12" fo:background-color="transparent" loext:char-shading-value="0" style:font-size-asian="18pt" style:font-name-complex="Awami Nastaliq OT" style:font-size-complex="18pt" style:language-complex="ar" style:country-complex="BH"/>
    </style:style>
    <style:style style:name="T149" style:family="text">
      <style:text-properties style:use-window-font-color="true" loext:opacity="0%" style:font-name="Awami Nastaliq" fo:font-size="18pt" officeooo:rsid="001a14fc" fo:background-color="transparent" loext:char-shading-value="0" style:font-size-asian="18pt" style:font-name-complex="Awami Nastaliq OT" style:font-size-complex="18pt" style:language-complex="ar" style:country-complex="BH"/>
    </style:style>
    <style:style style:name="T150" style:family="text">
      <style:text-properties fo:color="#158466" loext:opacity="100%" style:font-name="Awami Nastaliq" fo:font-size="18pt" officeooo:rsid="00762f01" fo:background-color="transparent" loext:char-shading-value="0" style:font-size-asian="18pt" style:font-name-complex="Awami Nastaliq OT" style:font-size-complex="18pt" style:language-complex="ar" style:country-complex="BH"/>
    </style:style>
    <style:style style:name="T151" style:family="text">
      <style:text-properties style:use-window-font-color="true" loext:opacity="0%" style:font-name="Awami Nastaliq" fo:font-size="18pt" officeooo:rsid="00762f01" fo:background-color="transparent" loext:char-shading-value="0" style:font-size-asian="18pt" style:font-name-complex="Awami Nastaliq OT" style:font-size-complex="18pt" style:language-complex="ar" style:country-complex="BH"/>
    </style:style>
    <style:style style:name="T152" style:family="text">
      <style:text-properties fo:color="#158466" loext:opacity="100%" officeooo:rsid="002ab0bf"/>
    </style:style>
    <style:style style:name="T153" style:family="text">
      <style:text-properties fo:color="#158466" loext:opacity="100%" officeooo:rsid="00716f3c"/>
    </style:style>
    <style:style style:name="T154" style:family="text">
      <style:text-properties fo:color="#158466" loext:opacity="100%" officeooo:rsid="002bf14f"/>
    </style:style>
    <style:style style:name="T155" style:family="text">
      <style:text-properties fo:color="#800080" loext:opacity="100%" officeooo:rsid="006f993f"/>
    </style:style>
    <style:style style:name="T156" style:family="text">
      <style:text-properties officeooo:rsid="006f993f"/>
    </style:style>
    <style:style style:name="T157" style:family="text">
      <style:text-properties fo:color="#ff0000" loext:opacity="100%" officeooo:rsid="002bf14f"/>
    </style:style>
    <style:style style:name="T158" style:family="text">
      <style:text-properties fo:color="#000000" loext:opacity="100%" officeooo:rsid="002ab0bf"/>
    </style:style>
    <style:style style:name="T159" style:family="text">
      <style:text-properties fo:color="#000000" loext:opacity="100%" officeooo:rsid="00716f3c"/>
    </style:style>
    <style:style style:name="T160" style:family="text">
      <style:text-properties fo:color="#000000" loext:opacity="100%" officeooo:rsid="002bf14f"/>
    </style:style>
    <style:style style:name="T161" style:family="text">
      <style:text-properties fo:color="#158466" loext:opacity="100%" officeooo:rsid="007012a4"/>
    </style:style>
    <style:style style:name="T162" style:family="text">
      <style:text-properties fo:color="#000000" loext:opacity="100%" officeooo:rsid="007012a4"/>
    </style:style>
    <style:style style:name="T163" style:family="text">
      <style:text-properties fo:color="#ff0000" loext:opacity="100%" officeooo:rsid="007012a4"/>
    </style:style>
    <style:style style:name="T164" style:family="text">
      <style:text-properties fo:color="#ff0000" loext:opacity="100%" officeooo:rsid="00755f12"/>
    </style:style>
    <style:style style:name="T165" style:family="text">
      <style:text-properties officeooo:rsid="0076e12e"/>
    </style:style>
    <style:style style:name="T166" style:family="text">
      <style:text-properties officeooo:rsid="007872b0"/>
    </style:style>
    <style:style style:name="T167" style:family="text">
      <style:text-properties fo:color="#158466" loext:opacity="100%" officeooo:rsid="00755f12"/>
    </style:style>
    <style:style style:name="T168" style:family="text">
      <style:text-properties fo:color="#158466" loext:opacity="100%" officeooo:rsid="007872b0"/>
    </style:style>
    <style:style style:name="T169" style:family="text">
      <style:text-properties officeooo:rsid="002ab0bf"/>
    </style:style>
    <style:style style:name="T170" style:family="text">
      <style:text-properties fo:color="#158466" loext:opacity="100%" officeooo:rsid="00762f01"/>
    </style:style>
    <style:style style:name="T171" style:family="text">
      <style:text-properties officeooo:rsid="00762f01"/>
    </style:style>
    <style:style style:name="T172" style:family="text">
      <style:text-properties officeooo:rsid="007c3103"/>
    </style:style>
    <style:style style:name="T173" style:family="text">
      <style:text-properties officeooo:rsid="00817d74"/>
    </style:style>
    <style:style style:name="T174" style:family="text">
      <style:text-properties fo:color="#000000" loext:opacity="100%" officeooo:rsid="00817d74"/>
    </style:style>
    <style:style style:name="T175" style:family="text">
      <style:text-properties officeooo:rsid="00807044"/>
    </style:style>
    <style:style style:name="T176" style:family="text">
      <style:text-properties officeooo:rsid="0082fab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erning – <text:span text:style-name="T1">nuqta overhang </text:span><text:span text:style-name="T2">below</text:span></text:p>
      <text:p text:style-name="P2"><text:span text:style-name="T3">beh</text:span><text:span text:style-name="T4"><text:tab/></text:span></text:p>
      <text:p text:style-name="P3">ابت<text:tab/> <text:span text:style-name="T5">ابت</text:span><text:span text:style-name="T6">م</text:span><text:tab/><text:tab/><text:tab/><text:span text:style-name="T7">ا</text:span><text:span text:style-name="T8">ی</text:span><text:span text:style-name="T7">ت <text:s/>ا</text:span><text:span text:style-name="T8">پ</text:span><text:span text:style-name="T7">ت <text:s/></text:span><text:span text:style-name="T9">ا</text:span><text:span text:style-name="T8">ی</text:span><text:span text:style-name="T9">ت</text:span><text:span text:style-name="T10">م <text:s/></text:span><text:span text:style-name="T9">ا</text:span><text:span text:style-name="T8">پ</text:span><text:span text:style-name="T9">ت</text:span><text:span text:style-name="T10">م</text:span><text:span text:style-name="T8"> <text:s/></text:span><text:span text:style-name="T9"><text:s/></text:span><text:span text:style-name="T11">–</text:span><text:span text:style-name="T8"> </text:span><text:span text:style-name="T12">100</text:span></text:p>
      <text:p text:style-name="P4"><text:span text:style-name="T13">ابتس</text:span><text:tab/><text:tab/><text:tab/><text:tab/><text:span text:style-name="T7">ا</text:span><text:span text:style-name="T8">ی</text:span><text:span text:style-name="T7">تس <text:s/>ا</text:span><text:span text:style-name="T8">پ</text:span><text:span text:style-name="T7">تس <text:s text:c="2"/></text:span><text:span text:style-name="T11">–</text:span><text:span text:style-name="T8"> </text:span><text:span text:style-name="T12">100</text:span></text:p>
      <text:p text:style-name="P5"><text:span text:style-name="T13">ا</text:span><text:span text:style-name="T14">ن</text:span><text:span text:style-name="T13">یگ<text:tab/></text:span><text:tab/><text:tab/><text:tab/>اپیگ - <text:span text:style-name="T15">100</text:span></text:p>
      <text:p text:style-name="P6">ابہ <text:s/>ابنہ<text:tab/><text:tab/><text:tab/>ا<text:span text:style-name="T16">ی</text:span>ہ <text:s text:c="3"/>ا<text:span text:style-name="T16">ی</text:span>نہ</text:p>
      <text:p text:style-name="P7"><text:span text:style-name="T17">ابر</text:span><text:span text:style-name="T2"><text:tab/><text:tab/><text:tab/><text:tab/></text:span><text:span text:style-name="T8">ایر <text:s/>اپر </text:span><text:span text:style-name="T11">–</text:span><text:span text:style-name="T8"> </text:span><text:span text:style-name="T12">200</text:span><text:span text:style-name="T7"><text:tab/><text:tab/><text:tab/>آویز</text:span></text:p>
      <text:p text:style-name="P8">اب<text:span text:style-name="T18">ب</text:span>ر<text:tab/><text:tab/><text:tab/><text:tab/><text:span text:style-name="T19">ایبر <text:s text:c="2"/>اپبر <text:s/>وپبر</text:span></text:p>
      <text:p text:style-name="P9"><text:s text:c="2"/>ابن<text:tab/>ابتن<text:tab/><text:tab/><text:tab/><text:span text:style-name="T7">ا</text:span><text:span text:style-name="T20">ی</text:span><text:span text:style-name="T7">ن </text:span><text:span text:style-name="T11">–</text:span><text:span text:style-name="T8"> </text:span><text:span text:style-name="T21">2</text:span><text:span text:style-name="T12">00</text:span><text:span text:style-name="T7"> <text:s text:c="3"/>ا</text:span><text:span text:style-name="T20">ی</text:span><text:span text:style-name="T7">تن</text:span><text:span text:style-name="T8"> </text:span><text:span text:style-name="T11">–</text:span><text:span text:style-name="T8"> </text:span><text:span text:style-name="T12">100</text:span></text:p>
      <text:p text:style-name="P10">ابج <text:s text:c="2"/>ابجت<text:tab/><text:tab/><text:tab/>ایج <text:s text:c="4"/><text:span text:style-name="T7">اپجت</text:span><text:span text:style-name="T8"> </text:span><text:span text:style-name="T11">–</text:span><text:span text:style-name="T8"> </text:span><text:span text:style-name="T22">3</text:span><text:span text:style-name="T12">00</text:span></text:p>
      <text:p text:style-name="P11"><text:span text:style-name="T13">ابس <text:s/>اب</text:span><text:span text:style-name="T23">ص</text:span><text:tab/><text:tab/><text:tab/> <text:span text:style-name="T24">ایص </text:span><text:span text:style-name="T7">ا</text:span><text:span text:style-name="T12">پ</text:span><text:span text:style-name="T7">س</text:span><text:span text:style-name="T8"> </text:span><text:span text:style-name="T11">–</text:span><text:span text:style-name="T8"> </text:span><text:span text:style-name="T12">100</text:span></text:p>
      <text:p text:style-name="P12"><text:span text:style-name="T25">ابطم<text:tab/></text:span><text:span text:style-name="T26">ا</text:span><text:span text:style-name="T27">ب</text:span><text:span text:style-name="T26">فل</text:span><text:span text:style-name="T25"><text:tab/><text:tab/><text:tab/>ایطم اپطم <text:s text:c="4"/></text:span><text:span text:style-name="T26">ایفل</text:span></text:p>
      <text:p text:style-name="P13"><text:span text:style-name="T25">اب</text:span><text:span text:style-name="T28">عم <text:s text:c="2"/></text:span><text:span text:style-name="T25">اب</text:span><text:span text:style-name="T28">ع<text:tab/><text:tab/><text:tab/></text:span><text:span text:style-name="T25">ا</text:span><text:span text:style-name="T29">ی</text:span><text:span text:style-name="T28">ع <text:s/></text:span><text:span text:style-name="T25">ا</text:span><text:span text:style-name="T29">پ</text:span><text:span text:style-name="T28">ع</text:span><text:span text:style-name="T30"> <text:s/></text:span><text:span text:style-name="T20">ا</text:span><text:span text:style-name="T31">ی</text:span><text:span text:style-name="T32">عم <text:s/></text:span><text:span text:style-name="T20">ا</text:span><text:span text:style-name="T31">پ</text:span><text:span text:style-name="T32">عم</text:span><text:span text:style-name="T8"> <text:s/></text:span><text:span text:style-name="T32"><text:s text:c="2"/></text:span><text:span text:style-name="T11">–</text:span><text:span text:style-name="T8"> </text:span><text:span text:style-name="T33">200</text:span></text:p>
      <text:p text:style-name="P14"><text:span text:style-name="T13">ا</text:span><text:span text:style-name="T34">ب</text:span><text:span text:style-name="T13">م <text:tab/><text:tab/><text:tab/><text:tab/></text:span>ایم اپم <text:span text:style-name="T35">–</text:span> 200 <text:s text:c="3"/></text:p>
      <text:p text:style-name="P15"><text:span text:style-name="T36">ابما </text:span><text:span text:style-name="T37">–</text:span><text:span text:style-name="T36"> 200</text:span> <text:s text:c="3"/><text:tab/><text:tab/><text:tab/><text:span text:style-name="T7"> ایما <text:s/>ا</text:span><text:span text:style-name="T36">پ</text:span><text:span text:style-name="T7">ما </text:span><text:span text:style-name="T37">–</text:span><text:span text:style-name="T7"> </text:span><text:span text:style-name="T38">5</text:span><text:span text:style-name="T33">00</text:span></text:p>
      <text:p text:style-name="P16"><text:soft-page-break/>ابکم اب<text:span text:style-name="T39">د</text:span> <text:s text:c="4"/>ابہ <text:s/>ابہس <text:tab/><text:tab/>ایکم <text:s/>اپ<text:span text:style-name="T40">ل</text:span>م <text:s text:c="2"/>ا<text:span text:style-name="T39">ید</text:span> <text:s text:c="3"/>ایہ <text:s text:c="2"/>اپہش</text:p>
      <text:p text:style-name="P17"><text:span text:style-name="T13">ابھم</text:span><text:tab/><text:tab/><text:tab/><text:tab/><text:span text:style-name="T7">ایھم <text:s text:c="2"/>اپھم</text:span><text:span text:style-name="T41"> </text:span><text:span text:style-name="T37">–</text:span><text:span text:style-name="T41"> </text:span><text:span text:style-name="T42">200</text:span></text:p>
      <text:p text:style-name="P18"><text:span text:style-name="T43">ا</text:span><text:span text:style-name="T44">بی </text:span><text:span text:style-name="T45">ر</text:span><text:span text:style-name="T44">بی <text:s/>- </text:span><text:span text:style-name="T45">2</text:span><text:span text:style-name="T46">00</text:span><text:span text:style-name="T44"><text:tab/><text:tab/></text:span><text:span text:style-name="T47">ایی <text:s/>اپی - </text:span><text:span text:style-name="T48">6</text:span><text:span text:style-name="T45">00</text:span><text:span text:style-name="T47"><text:tab/></text:span><text:span text:style-name="T44"><text:tab/><text:tab/></text:span><text:span text:style-name="T49">بُودپی <text:s text:c="2"/></text:span><text:span text:style-name="T50">کھیربی</text:span></text:p>
      <text:p text:style-name="P19"><text:span text:style-name="T51">ابو</text:span><text:span text:style-name="T52"> </text:span><text:span text:style-name="T53">–</text:span><text:span text:style-name="T52"> </text:span><text:span text:style-name="T54">100</text:span><text:span text:style-name="T55"><text:tab/><text:tab/><text:tab/></text:span><text:span text:style-name="T51">ایو</text:span><text:span text:style-name="T56"> ا</text:span><text:span text:style-name="T52">پ</text:span><text:span text:style-name="T57">ق</text:span><text:span text:style-name="T52"> – </text:span><text:span text:style-name="T58">400<text:tab/><text:tab/><text:tab/></text:span>آنکڑیوں <text:s text:c="2"/><text:span text:style-name="T52">ڈم</text:span><text:span text:style-name="T59">‌</text:span><text:span text:style-name="T52">پو</text:span><text:span text:style-name="T60"><text:tab/></text:span></text:p>
      <text:p text:style-name="P20">jeem</text:p>
      <text:p text:style-name="P21">اجب اجبل<text:tab/><text:tab/><text:tab/>ا<text:span text:style-name="T61">ڃ</text:span>ب ا<text:span text:style-name="T61">ڇ</text:span>بل</text:p>
      <text:p text:style-name="P22"><text:span text:style-name="T62">ا</text:span><text:span text:style-name="T63">ج</text:span><text:span text:style-name="T62">ر ا</text:span><text:span text:style-name="T63">ج</text:span><text:span text:style-name="T64">ب</text:span><text:span text:style-name="T62">ر</text:span><text:span text:style-name="T65"><text:tab/><text:tab/><text:tab/></text:span><text:span text:style-name="T64">ا</text:span><text:span text:style-name="T66">چ</text:span><text:span text:style-name="T64">بر</text:span><text:span text:style-name="T65"><text:tab/></text:span><text:span text:style-name="T67">ا</text:span><text:span text:style-name="T68">ڃ</text:span><text:span text:style-name="T67">ر <text:s/>ا</text:span><text:span text:style-name="T68">چ</text:span><text:span text:style-name="T67">ر <text:s/>ا</text:span><text:span text:style-name="T68">ڇ</text:span><text:span text:style-name="T67">ر </text:span><text:span text:style-name="T69">–</text:span><text:span text:style-name="T67"> </text:span><text:span text:style-name="T68">1</text:span><text:span text:style-name="T70">00</text:span></text:p>
      <text:p text:style-name="P23"><text:span text:style-name="T71">ا</text:span><text:span text:style-name="T72">جج</text:span><text:span text:style-name="T73"><text:tab/><text:tab/><text:tab/><text:tab/></text:span><text:span text:style-name="T51">ا</text:span><text:span text:style-name="T74">ڃڃ - </text:span><text:span text:style-name="T75">200</text:span><text:span text:style-name="T74"> <text:s text:c="4"/></text:span><text:span text:style-name="T51">ا</text:span><text:span text:style-name="T74">ڃڃ</text:span><text:span text:style-name="T76">ق <text:s/></text:span><text:span text:style-name="T77">ا</text:span><text:span text:style-name="T74">ڃڃ</text:span><text:span text:style-name="T78">ف</text:span><text:span text:style-name="T76"> </text:span><text:span text:style-name="T52"><text:s/>– </text:span><text:span text:style-name="T79">6</text:span><text:span text:style-name="T58">00</text:span></text:p>
      <text:p text:style-name="P24">ا<text:span text:style-name="T80">ج</text:span>س <text:s/>ا<text:span text:style-name="T80">ج</text:span><text:span text:style-name="T81">ص</text:span><text:tab/><text:span text:style-name="T16">ا</text:span><text:span text:style-name="T80">ج</text:span><text:span text:style-name="T16">طم<text:tab/></text:span><text:tab/> <text:span text:style-name="T81">ا</text:span><text:span text:style-name="T61">ڃ</text:span><text:span text:style-name="T81">ص </text:span>ا<text:span text:style-name="T61">ڇ</text:span>س <text:span text:style-name="T16">ا</text:span><text:span text:style-name="T61">ڃ</text:span><text:span text:style-name="T16">طم ا</text:span><text:span text:style-name="T61">ڇ</text:span><text:span text:style-name="T16">طم</text:span></text:p>
      <text:p text:style-name="P25"><text:span text:style-name="T82"><text:s text:c="2"/></text:span><text:span text:style-name="T83">ا</text:span><text:span text:style-name="T66">ج</text:span><text:span text:style-name="T84">ع</text:span><text:span text:style-name="T83">ل <text:s/></text:span><text:span text:style-name="T82"><text:s/></text:span><text:span text:style-name="T83">ا</text:span><text:span text:style-name="T66">ج</text:span><text:span text:style-name="T84">ع</text:span><text:span text:style-name="T83"> <text:tab/></text:span><text:span text:style-name="T82"><text:tab/></text:span><text:span text:style-name="T85">ا</text:span><text:span text:style-name="T86">ڃ</text:span><text:span text:style-name="T87">ع</text:span><text:span text:style-name="T88"> </text:span><text:span text:style-name="T85">ا</text:span><text:span text:style-name="T89">چ</text:span><text:span text:style-name="T87">ع</text:span><text:span text:style-name="T85">ل</text:span><text:span text:style-name="T90"> <text:s/></text:span><text:span text:style-name="T85">ا</text:span><text:span text:style-name="T86">ڇ</text:span><text:span text:style-name="T87">ع</text:span><text:span text:style-name="T85">ل <text:s/>ا</text:span><text:span text:style-name="T86">ڇ</text:span><text:span text:style-name="T84">ع</text:span></text:p>
      <text:p text:style-name="P25"><text:span text:style-name="T83">ا</text:span><text:span text:style-name="T66">ج</text:span><text:span text:style-name="T83">فل</text:span><text:span text:style-name="T84"><text:tab/><text:tab/><text:tab/><text:tab/></text:span><text:span text:style-name="T91"> <text:s text:c="4"/>ا</text:span><text:span text:style-name="T92">چ</text:span><text:span text:style-name="T93">ق</text:span><text:span text:style-name="T91">ل</text:span><text:span text:style-name="T69"> </text:span><text:span text:style-name="T91">ا</text:span><text:span text:style-name="T68">ڇ</text:span><text:span text:style-name="T91">فل <text:s/></text:span><text:span text:style-name="T67"><text:s/></text:span><text:span text:style-name="T69">–</text:span><text:span text:style-name="T67"> </text:span><text:span text:style-name="T68">1</text:span><text:span text:style-name="T70">00</text:span></text:p>
      <text:p text:style-name="P26">ا<text:span text:style-name="T40">ج</text:span>م <text:span text:style-name="T35">–</text:span> <text:span text:style-name="T94">200</text:span><text:span text:style-name="T60"> <text:tab/><text:tab/><text:tab/><text:tab/></text:span>ا<text:span text:style-name="T95">ڃ</text:span>م ا<text:span text:style-name="T96">ڇ</text:span>م<text:span text:style-name="T94">ف</text:span> <text:span text:style-name="T35">–</text:span> <text:span text:style-name="T94">4</text:span>00</text:p>
      <text:p text:style-name="P27"><text:span text:style-name="T35">اجمل – 200<text:tab/><text:tab/></text:span><text:span text:style-name="T95">اڃ</text:span><text:span text:style-name="T97">مد</text:span><text:span text:style-name="T95"> اچ</text:span><text:span text:style-name="T97">ما</text:span><text:span text:style-name="T95"> ا</text:span><text:span text:style-name="T96">ڇ</text:span><text:span text:style-name="T97">مل</text:span><text:span text:style-name="T95"> </text:span><text:span text:style-name="T35">–</text:span><text:span text:style-name="T95"> 400</text:span></text:p>
      <text:p text:style-name="P28"><text:span text:style-name="T98">ا</text:span><text:span text:style-name="T40">ج</text:span><text:span text:style-name="T98">کم </text:span><text:span text:style-name="T39">اجا <text:s text:c="3"/></text:span><text:span text:style-name="T98">ا</text:span><text:span text:style-name="T40">ج</text:span><text:span text:style-name="T98">بہ <text:s/></text:span><text:span text:style-name="T40">ج</text:span><text:span text:style-name="T98">بہس <text:tab/>ا</text:span><text:span text:style-name="T99">ڃ</text:span><text:span text:style-name="T98">کم <text:s/>ا</text:span><text:span text:style-name="T95">چ</text:span><text:span text:style-name="T40">ل</text:span><text:span text:style-name="T98">م <text:s text:c="2"/>ا</text:span><text:span text:style-name="T95">چ</text:span><text:span text:style-name="T40">ل</text:span><text:span text:style-name="T98"> <text:s text:c="4"/></text:span><text:span text:style-name="T40">ا</text:span><text:span text:style-name="T96">ڇ</text:span><text:span text:style-name="T98">یہ <text:s text:c="2"/>ا</text:span><text:span text:style-name="T96">ڇ</text:span><text:span text:style-name="T98">ہش</text:span> <text:s/></text:p>
      <text:p text:style-name="P29"><text:soft-page-break/><text:span text:style-name="T13">ا</text:span><text:span text:style-name="T100">ج</text:span><text:span text:style-name="T13">ھم</text:span><text:span text:style-name="T101"> <text:tab/><text:tab/></text:span><text:tab/><text:tab/><text:span text:style-name="T7">ا</text:span><text:span text:style-name="T102">ڃ</text:span><text:span text:style-name="T7">ھم <text:s text:c="2"/>ا</text:span><text:span text:style-name="T102">چ</text:span><text:span text:style-name="T7">ھم ا</text:span><text:span text:style-name="T103">ڇ</text:span><text:span text:style-name="T7">ھ</text:span><text:span text:style-name="T41"> </text:span><text:span text:style-name="T37">–</text:span><text:span text:style-name="T41"> </text:span><text:span text:style-name="T38">1</text:span><text:span text:style-name="T104">00</text:span></text:p>
      <text:p text:style-name="P30"><text:span text:style-name="T43">ا</text:span><text:span text:style-name="T105">ج</text:span><text:span text:style-name="T44">ی </text:span><text:span text:style-name="T106">–</text:span><text:span text:style-name="T44"> </text:span><text:span text:style-name="T45">100</text:span><text:span text:style-name="T44"><text:tab/><text:tab/><text:tab/></text:span><text:span text:style-name="T47">ا</text:span><text:span text:style-name="T107">ڃ</text:span><text:span text:style-name="T47">ی <text:s/>ا</text:span><text:span text:style-name="T108">ڇ</text:span><text:span text:style-name="T47">ی </text:span><text:span text:style-name="T106">–</text:span><text:span text:style-name="T47"> </text:span><text:span text:style-name="T45">400</text:span></text:p>
      <text:p text:style-name="P31"><text:span text:style-name="T71">ا</text:span><text:span text:style-name="T109">ج</text:span><text:span text:style-name="T71">و<text:tab/></text:span><text:span text:style-name="T55"><text:tab/><text:tab/><text:tab/></text:span><text:span text:style-name="T110"> ا</text:span><text:span text:style-name="T111">ڇ</text:span><text:span text:style-name="T112">ق</text:span></text:p>
      <text:p text:style-name="P32"><text:span text:style-name="T8">اجق </text:span><text:span text:style-name="T113">–</text:span><text:span text:style-name="T8"> </text:span><text:span text:style-name="T114">100</text:span><text:span text:style-name="T8"><text:tab/><text:tab/><text:tab/> اڃق اچو ا</text:span><text:span text:style-name="T115">ڇ</text:span><text:span text:style-name="T8">و </text:span><text:span text:style-name="T113">–</text:span><text:span text:style-name="T8"> </text:span><text:span text:style-name="T116">300</text:span><text:tab/><text:span text:style-name="T7"><text:tab/>چوچو</text:span></text:p>
      <text:p text:style-name="P33">feh w/ 3 dots below</text:p>
      <text:p text:style-name="P34">اڥب <text:s/>اڥبس <text:s/>اڥبی <text:s/>اڥبتث</text:p>
      <text:p text:style-name="P35">اڥر <text:s/>اڥنز</text:p>
      <text:p text:style-name="P36">اڥ<text:span text:style-name="T117">ج <text:s text:c="4"/></text:span><text:span text:style-name="T7">اڥ</text:span><text:span text:style-name="T118">حل </text:span><text:span text:style-name="T7"><text:s/></text:span><text:span text:style-name="T11">–</text:span><text:span text:style-name="T7"> </text:span><text:span text:style-name="T119">300</text:span></text:p>
      <text:p text:style-name="P37">اڥن <text:s text:c="2"/><text:span text:style-name="T53">–</text:span> <text:span text:style-name="T120">200</text:span></text:p>
      <text:p text:style-name="P38"><text:span text:style-name="T121">اڥس </text:span><text:span text:style-name="T53">–</text:span><text:span text:style-name="T121"> </text:span><text:span text:style-name="T122">100</text:span></text:p>
      <text:p text:style-name="P39">اڥ<text:span text:style-name="T117">ص <text:s/></text:span>اڥ<text:span text:style-name="T123">ط <text:s/></text:span>اڥ<text:span text:style-name="T123">ع <text:s/></text:span>اڥ<text:span text:style-name="T123">عل <text:s/></text:span></text:p>
      <text:p text:style-name="P40">اڥ<text:span text:style-name="T124">ف <text:s/></text:span><text:span text:style-name="T7">اڥ</text:span><text:span text:style-name="T125">فس - </text:span><text:span text:style-name="T126">100</text:span></text:p>
      <text:p text:style-name="P41">اڥ<text:span text:style-name="T127">م <text:s/></text:span>اڥ<text:span text:style-name="T127">مب </text:span><text:span text:style-name="T53">–</text:span><text:span text:style-name="T127"> </text:span><text:span text:style-name="T120">400</text:span></text:p>
      <text:p text:style-name="P42">اڥ<text:span text:style-name="T128">مل</text:span><text:span text:style-name="T127"> <text:s/></text:span>اڥ<text:span text:style-name="T127">م</text:span><text:span text:style-name="T128">ا </text:span><text:span text:style-name="T53">–</text:span><text:span text:style-name="T128"> </text:span><text:span text:style-name="T129">300</text:span></text:p>
      <text:p text:style-name="P43"><text:soft-page-break/>اڥ<text:span text:style-name="T128">ل</text:span><text:span text:style-name="T127"> <text:s/></text:span>اڥ<text:span text:style-name="T128">ا <text:s/></text:span></text:p>
      <text:p text:style-name="P44">ا<text:span text:style-name="T130">ڥہ</text:span><text:span text:style-name="T128">ل</text:span><text:span text:style-name="T127"> </text:span><text:span text:style-name="T130"><text:s/></text:span><text:span text:style-name="T53">–</text:span><text:span text:style-name="T130"> </text:span><text:span text:style-name="T131">3</text:span><text:span text:style-name="T129">00 <text:s text:c="3"/></text:span><text:span text:style-name="T13">اڥ</text:span><text:span text:style-name="T132">ہ</text:span></text:p>
      <text:p text:style-name="P45">ا<text:span text:style-name="T130">ڥھ <text:s/></text:span>ا<text:span text:style-name="T130">ڥھم <text:s/></text:span><text:span text:style-name="T53">–</text:span><text:span text:style-name="T130"> </text:span><text:span text:style-name="T133">400</text:span></text:p>
      <text:p text:style-name="P45">ا<text:span text:style-name="T130">ڥی <text:s/></text:span><text:span text:style-name="T53">–</text:span><text:span text:style-name="T130"> </text:span><text:span text:style-name="T134">5</text:span><text:span text:style-name="T133">00</text:span></text:p>
      <text:p text:style-name="P45">ا<text:span text:style-name="T130">ڥق <text:s text:c="2"/></text:span>ا<text:span text:style-name="T130">ڥو <text:s/></text:span><text:span text:style-name="T53">–</text:span><text:span text:style-name="T130"> <text:s/></text:span><text:span text:style-name="T133">200</text:span></text:p>
      <text:p text:style-name="P46">lam-bar</text:p>
      <text:p text:style-name="P47">اݪ<text:span text:style-name="T79"> </text:span><text:span text:style-name="T53">–</text:span><text:span text:style-name="T79"> 100</text:span></text:p>
      <text:p text:style-name="P48">ا<text:span text:style-name="T135">ݪ</text:span>ما – 100</text:p>
      <text:p text:style-name="P49">ا<text:span text:style-name="T135">ݪ</text:span><text:span text:style-name="T136">بر <text:s/></text:span>ا<text:span text:style-name="T135">ݪ</text:span><text:span text:style-name="T137">ر <text:s/></text:span>ا<text:span text:style-name="T135">ݪ</text:span><text:span text:style-name="T137">س <text:s/></text:span><text:span text:style-name="T131">ر</text:span><text:span text:style-name="T135">ݪ</text:span><text:span text:style-name="T137">س</text:span></text:p>
      <text:p text:style-name="P50">other</text:p>
      <text:p text:style-name="P34">اڔ <text:s/>اڊ اݙ <text:s/>اښ <text:s/>اۻ - <text:s/><text:span text:style-name="T131">all </text:span><text:span text:style-name="T138">ok</text:span><text:span text:style-name="T131"> </text:span></text:p>
      <text:p text:style-name="P51">Kerning – <text:span text:style-name="T2">nuqta</text:span><text:span text:style-name="T1"> overhang </text:span><text:span text:style-name="T2">above</text:span></text:p>
      <text:p text:style-name="P52"><text:span text:style-name="T139">آتا <text:s/></text:span><text:span text:style-name="T140">ا</text:span><text:span text:style-name="T139">تا </text:span><text:span text:style-name="T141">–</text:span><text:span text:style-name="T139"> ???</text:span></text:p>
      <text:p text:style-name="P51">Kerning – <text:span text:style-name="T1">base overhang</text:span></text:p>
      <text:p text:style-name="P53"><text:span text:style-name="T49">سر</text:span><text:span text:style-name="T142">س</text:span></text:p>
      <text:p text:style-name="P54">آرئَگی</text:p>
      <text:p text:style-name="P55"><text:soft-page-break/>final jeem – <text:span text:style-name="T143">2 chars</text:span></text:p>
      <text:list text:style-name="L1">
        <text:list-item>
          <text:p text:style-name="P56"><text:span text:style-name="T144">ا</text:span><text:span text:style-name="T145">ن</text:span><text:span text:style-name="T146">ج </text:span><text:span text:style-name="T144">ا</text:span><text:span text:style-name="T145">ح</text:span><text:span text:style-name="T146">ج </text:span><text:span text:style-name="T145">اس</text:span><text:span text:style-name="T146">ج </text:span><text:span text:style-name="T147">ا</text:span><text:span text:style-name="T148">ص</text:span><text:span text:style-name="T149">ج</text:span><text:span text:style-name="T146"> </text:span><text:span text:style-name="T144">ا</text:span><text:span text:style-name="T145">ط</text:span><text:span text:style-name="T146">ج </text:span><text:span text:style-name="T144">ا</text:span><text:span text:style-name="T145">ع</text:span><text:span text:style-name="T146">ج </text:span><text:span text:style-name="T144">ا</text:span><text:span text:style-name="T145">ف</text:span><text:span text:style-name="T146">ج </text:span><text:span text:style-name="T144">ا</text:span><text:span text:style-name="T150">ل</text:span><text:span text:style-name="T146">ج </text:span><text:span text:style-name="T150">ام</text:span><text:span text:style-name="T146">ج </text:span><text:span text:style-name="T147">ا</text:span><text:span text:style-name="T151">ھ</text:span><text:span text:style-name="T149">ج</text:span><text:span text:style-name="T144"> ا</text:span><text:span text:style-name="T150">ہ</text:span><text:span text:style-name="T146">ج</text:span></text:p>
        </text:list-item>
      </text:list>
      <text:p text:style-name="P57">final jeem – <text:span text:style-name="T143">3 chars</text:span></text:p>
      <text:p text:style-name="P58"><text:span text:style-name="T152">ا</text:span><text:span text:style-name="T7">یڃج <text:s/></text:span><text:span text:style-name="T152">ا</text:span><text:span text:style-name="T153">ل</text:span><text:span text:style-name="T7">ڃج <text:s/></text:span><text:span text:style-name="T152">ا</text:span><text:span text:style-name="T153">ج</text:span><text:span text:style-name="T154">جح</text:span><text:span text:style-name="T7"> <text:s/></text:span><text:span text:style-name="T155">اج</text:span><text:span text:style-name="T19">ڇ</text:span><text:span text:style-name="T155">ح </text:span><text:span text:style-name="T7"><text:s/></text:span><text:span text:style-name="T152">ا</text:span><text:span text:style-name="T154">فجح </text:span><text:span text:style-name="T152">ا</text:span><text:span text:style-name="T153">م</text:span><text:span text:style-name="T154">جح</text:span><text:span text:style-name="T156"> <text:s text:c="5"/></text:span><text:span text:style-name="T157"><text:s/></text:span><text:span text:style-name="T158">ا</text:span><text:span text:style-name="T159">ب</text:span><text:span text:style-name="T160">مج</text:span><text:span text:style-name="T157"> </text:span><text:span text:style-name="T153">ال</text:span><text:span text:style-name="T154">م</text:span><text:span text:style-name="T161">ج <text:s/></text:span><text:span text:style-name="T152">ا</text:span><text:span text:style-name="T154">فمج </text:span><text:span text:style-name="T159">اج</text:span><text:span text:style-name="T160">م</text:span><text:span text:style-name="T162">ج</text:span><text:span text:style-name="T163"> </text:span><text:span text:style-name="T152">ا</text:span><text:span text:style-name="T153">م</text:span><text:span text:style-name="T154">مج <text:s text:c="5"/></text:span><text:span text:style-name="T143">ابفج</text:span><text:span text:style-name="T164"> <text:s/>الفج <text:s text:c="2"/>اقفج <text:s/></text:span><text:span text:style-name="T143">اجفج <text:s text:c="2"/>امفج<text:line-break/>اب</text:span><text:span text:style-name="T165">ل</text:span><text:span text:style-name="T143">ج ا</text:span><text:span text:style-name="T165">لل</text:span><text:span text:style-name="T143">ج ا</text:span><text:span text:style-name="T165">جل</text:span><text:span text:style-name="T143">ج ا</text:span><text:span text:style-name="T165">قل</text:span><text:span text:style-name="T143">ج ا</text:span><text:span text:style-name="T165">مل</text:span><text:span text:style-name="T143">ج </text:span></text:p>
      <text:p text:style-name="P59">final <text:span text:style-name="T166">ain</text:span> – <text:span text:style-name="T143">2 chars</text:span></text:p>
      <text:p text:style-name="P60"><text:span text:style-name="T152">ا</text:span><text:span text:style-name="T167">ن</text:span><text:span text:style-name="T168">ع</text:span><text:span text:style-name="T7"> </text:span><text:span text:style-name="T169">ا</text:span><text:span text:style-name="T143">ح</text:span><text:span text:style-name="T166">ع</text:span> <text:span text:style-name="T143">اس</text:span><text:span text:style-name="T166">ع</text:span> <text:span text:style-name="T169">ا</text:span><text:span text:style-name="T143">ص</text:span><text:span text:style-name="T166">ع</text:span> <text:span text:style-name="T169">ا</text:span><text:span text:style-name="T143">ط</text:span><text:span text:style-name="T166">ع</text:span> <text:span text:style-name="T169">ا</text:span><text:span text:style-name="T143">ع</text:span><text:span text:style-name="T166">ع</text:span> <text:span text:style-name="T152">ا</text:span><text:span text:style-name="T167">ف</text:span><text:span text:style-name="T168">ع</text:span><text:span text:style-name="T7"> </text:span><text:span text:style-name="T152">ا</text:span><text:span text:style-name="T170">ل</text:span><text:span text:style-name="T168">ع</text:span> <text:span text:style-name="T171">ام</text:span><text:span text:style-name="T166">ع</text:span> <text:span text:style-name="T169">ا</text:span><text:span text:style-name="T171">ھ</text:span><text:span text:style-name="T166">ع</text:span><text:span text:style-name="T169"> ا</text:span><text:span text:style-name="T171">ہ</text:span><text:span text:style-name="T166">ع</text:span> <text:span text:style-name="T169">ا</text:span><text:span text:style-name="T171">ک</text:span><text:span text:style-name="T166">ع</text:span></text:p>
      <text:p text:style-name="P61">1char + initial kaf</text:p>
      <text:p text:style-name="P62">needed because the sequence is too short to kern far enough</text:p>
      <text:p text:style-name="P61"><text:span text:style-name="T60">اکف</text:span> <text:s/><text:span text:style-name="T60">رکف </text:span><text:s/><text:span text:style-name="T60"><text:s/>ہ‌کف <text:s/>وگف <text:s/>دگف </text:span></text:p>
      <text:p text:style-name="P63"/>
      <text:p text:style-name="P64"><text:span text:style-name="T172">سن‌ک</text:span><text:span text:style-name="T173">ع</text:span></text:p>
      <text:p text:style-name="P65"><text:soft-page-break/>tweaked metrics</text:p>
      <text:p text:style-name="P66"><text:span text:style-name="T173">kaf - </text:span>سرکف <text:s/><text:span text:style-name="T172">سن‌ک <text:s text:c="2"/>سن‌ک</text:span><text:span text:style-name="T173">و</text:span><text:span text:style-name="T172"> <text:s text:c="3"/></text:span><text:span text:style-name="T174">وکھ</text:span> <text:s/></text:p>
      <text:p text:style-name="P66"><text:span text:style-name="T173">reh - </text:span><text:span text:style-name="T175"><text:s text:c="2"/>ر</text:span><text:span text:style-name="T173">س <text:s/></text:span><text:span text:style-name="T176">رب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2:17:57.602838000</meta:creation-date>
    <dc:date>2025-06-18T16:05:23.045010800</dc:date>
    <meta:editing-duration>PT23H54M54S</meta:editing-duration>
    <meta:editing-cycles>110</meta:editing-cycles>
    <meta:generator>LibreOffice/25.2.4.3$Windows_X86_64 LibreOffice_project/33e196637044ead23f5c3226cde09b47731f7e27</meta:generator>
    <meta:document-statistic meta:table-count="0" meta:image-count="0" meta:object-count="0" meta:page-count="6" meta:paragraph-count="72" meta:word-count="340" meta:character-count="1825" meta:non-whitespace-character-count="1237"/>
  </office:meta>
</office:document-meta>
</file>